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Liberation Mono', Menlo, Courier, monospace"/>
    <style:font-face style:name="Tahoma1" svg:font-family="Tahoma"/>
    <style:font-face style:name="Whitney" svg:font-family="Whitney, 'Helvetica Neue', Helvetica, Arial, sans-serif"/>
    <style:font-face style:name="inherit" svg:font-family="inherit"/>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color="#000000"/>
    </style:style>
    <style:style style:name="P2" style:family="paragraph" style:parent-style-name="Standard">
      <style:paragraph-properties fo:text-align="start" style:justify-single-word="false"/>
      <style:text-properties fo:font-variant="normal" fo:text-transform="none" fo:color="#000000" style:font-name="Whitney" fo:font-size="9pt" fo:letter-spacing="normal" fo:font-style="normal" fo:font-weight="normal"/>
    </style:style>
    <style:style style:name="P3" style:family="paragraph" style:parent-style-name="Standard">
      <style:paragraph-properties fo:text-align="start" style:justify-single-word="false"/>
      <style:text-properties fo:font-variant="normal" fo:text-transform="none" fo:color="#000000" style:font-name="inherit" fo:font-size="9.60000038146973pt" fo:letter-spacing="normal" fo:font-style="normal" fo:font-weight="normal"/>
    </style:style>
    <style:style style:name="P4" style:family="paragraph" style:parent-style-name="Standard">
      <style:paragraph-properties fo:text-align="start" style:justify-single-word="false"/>
    </style:style>
    <style:style style:name="P5" style:family="paragraph" style:parent-style-name="Standard">
      <style:paragraph-properties fo:margin-left="1.693cm" fo:margin-right="0cm" fo:margin-top="0cm" fo:margin-bottom="0cm" fo:line-height="130%" fo:orphans="2" fo:widows="2" fo:text-indent="0cm" style:auto-text-indent="false" fo:padding="0cm" fo:border="none"/>
      <style:text-properties fo:font-variant="normal" fo:text-transform="none" fo:color="#000000" style:font-name="inherit" fo:font-size="9.60000038146973pt" fo:letter-spacing="normal" fo:font-style="normal" fo:font-weight="normal"/>
    </style:style>
    <style:style style:name="P6" style:family="paragraph" style:parent-style-name="Standard">
      <style:paragraph-properties fo:margin-left="1.693cm" fo:margin-right="0cm" fo:margin-top="0cm" fo:margin-bottom="0cm" fo:line-height="130%" fo:text-align="start" style:justify-single-word="false" fo:orphans="2" fo:widows="2" fo:text-indent="0cm" style:auto-text-indent="false" fo:padding="0cm" fo:border="none"/>
      <style:text-properties fo:font-variant="normal" fo:text-transform="none" fo:color="#000000" style:font-name="inherit" fo:font-size="9.60000038146973pt" fo:letter-spacing="normal" fo:font-style="normal" fo:font-weight="normal"/>
    </style:style>
    <style:style style:name="P7" style:family="paragraph" style:parent-style-name="Preformatted_20_Text">
      <style:paragraph-properties fo:margin-left="0cm" fo:margin-right="0cm" fo:margin-top="0cm" fo:margin-bottom="0cm" fo:line-height="100%" fo:orphans="2" fo:widows="2" fo:text-indent="0cm" style:auto-text-indent="false" fo:background-color="#2f3136" fo:padding="0cm" fo:border="none">
        <style:background-image/>
      </style:paragraph-properties>
    </style:style>
    <style:style style:name="P8" style:family="paragraph" style:parent-style-name="Standard">
      <style:paragraph-properties fo:text-align="start" style:justify-single-word="false"/>
      <style:text-properties fo:color="#000000"/>
    </style:style>
    <style:style style:name="P9" style:family="paragraph" style:parent-style-name="Standard">
      <style:paragraph-properties fo:text-align="start" style:justify-single-word="false"/>
      <style:text-properties fo:font-variant="normal" fo:text-transform="none" fo:color="#dcddde" style:font-name="inherit" fo:font-size="9.60000038146973pt" fo:letter-spacing="normal" fo:font-style="normal" fo:font-weight="normal"/>
    </style:style>
    <style:style style:name="P10" style:family="paragraph" style:parent-style-name="Standard">
      <style:paragraph-properties fo:margin-left="1.693cm" fo:margin-right="0cm" fo:margin-top="0cm" fo:margin-bottom="0cm" fo:line-height="130%" fo:orphans="2" fo:widows="2" fo:text-indent="0cm" style:auto-text-indent="false" fo:padding="0cm" fo:border="none"/>
      <style:text-properties fo:font-variant="normal" fo:text-transform="none" fo:color="#dcddde" style:font-name="inherit" fo:font-size="9.60000038146973pt" fo:letter-spacing="normal" fo:font-style="normal" fo:font-weight="normal"/>
    </style:style>
    <style:style style:name="T1" style:family="text">
      <style:text-properties fo:font-variant="normal" fo:text-transform="none" style:font-name="Whitney" fo:font-size="9pt" fo:letter-spacing="normal" fo:font-style="normal" fo:font-weight="normal"/>
    </style:style>
    <style:style style:name="T2" style:family="text">
      <style:text-properties fo:font-variant="normal" fo:text-transform="none" style:font-name="Whitney" fo:font-size="9pt" fo:letter-spacing="normal" fo:font-style="normal" fo:font-weight="bold"/>
    </style:style>
    <style:style style:name="T3" style:family="text">
      <style:text-properties fo:font-variant="normal" fo:text-transform="none" fo:color="#859900" style:font-name="inherit" fo:font-size="8.39999961853027pt" fo:letter-spacing="normal" fo:font-style="normal" fo:font-weight="normal" fo:background-color="#2f3136"/>
    </style:style>
    <style:style style:name="T4" style:family="text">
      <style:text-properties fo:font-variant="normal" fo:text-transform="none" fo:color="#839496" style:font-name="Consolas" fo:letter-spacing="normal" fo:font-style="normal" fo:font-weight="normal" fo:background-color="#2f3136"/>
    </style:style>
    <style:style style:name="T5" style:family="text">
      <style:text-properties fo:font-variant="normal" fo:text-transform="none" fo:color="#000000" style:font-name="Whitney" fo:font-size="9pt" fo:letter-spacing="normal" fo:font-style="normal" fo:font-weight="normal"/>
    </style:style>
    <style:style style:name="T6" style:family="text">
      <style:text-properties fo:font-variant="normal" fo:text-transform="none" fo:letter-spacing="normal"/>
    </style:style>
    <style:style style:name="T7" style:family="text">
      <style:text-properties fo:color="#00000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u peux prendre les produits qui partagent le plus de catégories en commun et choisir ceux avec le nutriscore le plus favorable</text:p>
      <text:p text:style-name="P6"/>
      <text:p text:style-name="P2"/>
      <text:p text:style-name="P1"><text:span text:style-name="T1">J'utilise les properties pour gérer de manière élégante les clés étrangères.</text:span> </text:p>
      <text:p text:style-name="P1"/>
      <text:p text:style-name="P2">pour vérifier si il y a des produits enregistrés dans la table "favoris", le code SQL de MySQL est: </text:p>
      <text:p text:style-name="P7"><text:span text:style-name="Source_20_Text"><text:span text:style-name="T3">SELECT</text:span></text:span><text:span text:style-name="Source_20_Text"><text:span text:style-name="T4"> </text:span></text:span><text:span text:style-name="Source_20_Text"><text:span text:style-name="T3">COUNT</text:span></text:span><text:span text:style-name="Source_20_Text"><text:span text:style-name="T4">(*) </text:span></text:span><text:span text:style-name="Source_20_Text"><text:span text:style-name="T3">FROM</text:span></text:span><text:span text:style-name="Source_20_Text"><text:span text:style-name="T4"> favoris;</text:span></text:span></text:p>
      <text:p text:style-name="P3"/>
      <text:p text:style-name="P3">Tu démarres ta connection lorsque tu commences à travailler avec ta base et tu la fermes lorsque tu as terminé et tu essaies de ne pas créer de nouvelles connexions inutiles.</text:p>
      <text:p text:style-name="P3"/>
      <text:p text:style-name="P5">La gestion de la connexion/déconnexion et les requêtes pourraient se présenter dans des classes séparées. Après, il y a de nombreuses façons de faire, mais limiter les responsabilités d'une classe à une seule est une bonne pratique</text:p>
      <text:p text:style-name="P5">Pas pour chaque action, pour chaque responsabilité(modifié)</text:p>
      <text:p text:style-name="P5">Toutes tes requêtes liées aux produits vont dans une même classe responsable de gérer les produits.</text:p>
      <text:p text:style-name="P5"/>
      <text:p text:style-name="P1"><text:span text:style-name="T1">Je laisse records, via sqlachemy, géré le cursor. Records/sqlalchemy optimise via un pool de connexions et fait un bon job sur ce point</text:span> </text:p>
      <text:p text:style-name="P1"/>
      <text:p text:style-name="P1"><text:span text:style-name="T1">Le bénéfice de SQLalchemy est d'avoir une couche d'accès à la base de données indépendante du serveur de base de données. Le bénéfice de records est de proposer une API simple comme sait si bien les concevoir l'auteur (auteur de plusieurs bibliothèques parmi les plus utilisées en python)</text:span> </text:p>
      <text:p text:style-name="P1"/>
      <text:p text:style-name="P4"><text:span text:style-name="T5">mysql-connector-python , pymysql</text:span><text:span text:style-name="T7"> , </text:span><text:span text:style-name="T5">PyQt5</text:span><text:span text:style-name="T7"> , lib courante de mysql, </text:span></text:p>
      <text:p text:style-name="P1"/>
      <text:p text:style-name="P3">de mon côté, je n'ai downloadé que les catégories</text:p>
      <text:p text:style-name="P5">le reste ce sont des requêtes dans des threads par pages qui alimente des vues (listes et tableaux de qt5)</text:p>
      <text:p text:style-name="P5">il n'y a donc que les catégories qui ont été téléchargés dans la base</text:p>
      <text:p text:style-name="P5">(avec un update au démarrage, qui prend 5 secondes)</text:p>
      <text:p text:style-name="P1"><text:span text:style-name="T1">Il faut que ton modèle de données (et tes classes) anticipent ces relations multiples. Il est important pour cela d'analyser ce que te retourne l'API (Postman est un bon outil pour simuler tes requêtes). Quant à ta requête, ma première réaction serait de dire qu'il semble manquer des délimiteurs pour tes chaînes de caractères</text:span> </text:p>
      <text:p text:style-name="P1"/>
      <text:p text:style-name="P1"><text:span text:style-name="T1">Donc il te faut une table relationnelle entre tes produits et tes magasins (many-to-many) comportant deux clefs étrangères pointant chacune d'elles sur les clefs primaires des tables liées. Et bien sûre, il faut créer ces contraintes relationnelles</text:span> </text:p>
      <text:p text:style-name="P1"/>
      <text:p text:style-name="P1"><text:span text:style-name="T1">Ensuite il faut que tu te poses la question, est-ce que ces données sont destinées à un seul et unique utilisateur ou est-ce dédié à plusieurs profils d'utilisateurs</text:span> </text:p>
      <text:p text:style-name="P1"/>
      <text:p text:style-name="P1"><text:span text:style-name="T1">ensuite, pas de parsing nécessaire côté python, (si l'on considère que une normalisation n'est pas un parsing, là par contre, je n'en suis pas sûr). Le "challenge" c'est de ne pas tomber sur des clefs inexistantes dans les données fournies (en vrac) par la base de openfoodfacts. Puis si tu inject les données toi mme dans une string, tu risque d'être exposé à des problèmes de sécurités. Pour éviter cela passe par les outils de ta librairie (mysql ou pysql ou autres... </text:span><text:span text:style-name="T2">@Thierry</text:span><text:span text:style-name="T6"> </text:span><text:span text:style-name="T1">en avait donnée une autre aussi qui doit être une bonne référence) qui sont équipé pour gérer ce genre de problème. En gros, tu mets tes valeurs dans un tuple, créé ta requête (tu remplace les valeurs pas %s) et tu te sert de la librairie pour passer la requête (string) et les vazleurs (tuple).</text:span> </text:p>
      <text:p text:style-name="P1"/>
      <text:p text:style-name="P3">je dirais 1000 produits × 5 catégories</text:p>
      <text:p text:style-name="P5">ordre de grandeur. Toutes les catégories n'ont pas 1000 produits.</text:p>
      <text:p text:style-name="P5"/>
      <text:p text:style-name="P5">C'est une des raisons pour lesquelles je trouve plus simple et pythonique de ne pas passer directement par mysql-connector, mais utilises records à la place</text:p>
      <text:p text:style-name="P5"><text:soft-page-break/>La méthode bulk_query() de records à l'avantage d'utiliser des dictionnaires pour cela. Plus clair à mon avis.</text:p>
      <text:p text:style-name="P5"/>
      <text:p text:style-name="P1">Tables d'associations / clés étrangères ?</text:p>
      <text:p text:style-name="P1"/>
      <text:p text:style-name="P1"><text:span text:style-name="T1">Pour rappel, une dizaine de minutes (ou plus !) c'est un peu excessif pour une insertion des données en base pour ce projet... Essayez d'être intelligent et faites en sorte que l'insertion soit rapide ! Je ne dois pas passer plus de temps à lancer votre programme qu'à télécharger un film ... </text:span><draw:frame draw:style-name="fr1" draw:name="images1" text:anchor-type="as-char" svg:width="1.291cm" svg:height="1.291cm" draw:z-index="0"><draw:image xlink:href="https://discordapp.com/assets/597c2af9a2b16473aa5d80dc46f2e112.svg" xlink:type="simple" xlink:show="embed" xlink:actuate="onLoad"/></draw:frame> </text:p>
      <text:p text:style-name="P1"/>
      <text:p text:style-name="P1"><text:span text:style-name="T1">cherchant un poil dans l'API, on peut trouver comment améliorer la vitesse des requêtes facilement.</text:span> </text:p>
      <text:p text:style-name="P1"/>
      <text:p text:style-name="P1"><text:span text:style-name="T1">Avec asyncio on peut diminuer drastiquement le temps: j'étais passé de 7 min a 1 min pour mon projet</text:span> </text:p>
      <text:p text:style-name="P1"/>
      <text:p text:style-name="P1"><text:span text:style-name="T1">choisis des catégories spécifiques comme ça les produits ne sont que dans une catégorie a la fois. si l'url ne pointe ne pointe vers qu'un seul aliment a la fois alors essayez une boucle pour itérer dans vos catégories</text:span> </text:p>
      <text:p text:style-name="P1"/>
      <text:p text:style-name="P1"/>
      <text:p text:style-name="P1"/>
      <text:p text:style-name="P1"/>
      <text:p text:style-name="P1">request sur les catégories</text:p>
      <text:p text:style-name="P1">tri ? (pandas ?? cf "perfectionnez vous en python")</text:p>
      <text:p text:style-name="P1">enregistrer dans la bdd</text:p>
      <text:p text:style-name="P1">request des produits de ces catégories</text:p>
      <text:p text:style-name="P1">tri</text:p>
      <text:p text:style-name="P1">enregistrer dans la bdd</text:p>
      <text:p text:style-name="P1">interface utilisateur demander de choisir une catégorie</text:p>
      <text:p text:style-name="P1">interface utilisateur demander de choisir un produit</text:p>
      <text:p text:style-name="P1">afficher les infos du produit</text:p>
      <text:p text:style-name="P1">rechercher dans la même catégorie un produit de substitution </text:p>
      <text:p text:style-name="P1">afficher</text:p>
      <text:p text:style-name="P1"/>
      <text:p text:style-name="P1"/>
      <text:p text:style-name="P9">Je recommande 2 classes par table: une pour représenter la donnée sous la forme d'un objet (le modèle) et une interface pour enregistrer/rechercher/créer cette donnée en base (manager ou repository). Ensuite, le programme lui-même utilise quelques classes. Cela nous donne un ordre de grandeur d'une dizaine de classes. Bien sûr le brief laisse beaucoup de latitude, mais c'est le job du mentor d'orienter l'étudiant en direction des bonnes pratiques. C'est la plus-value n°1 de cette formation par rapport à de l'auto-apprentissage.</text:p>
      <text:p text:style-name="P10">N'oubliez pas que classe != orienté objet. Pour qu'un code suive le paradigme objet, il faut faire collaborer des objets, et les différentes entités manipulées par les programme (produit, catégorie, magasin) sont des candidats naturel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Liberation Mono', Menlo, Courier, monospace"/>
    <style:font-face style:name="Tahoma1" svg:font-family="Tahoma"/>
    <style:font-face style:name="Whitney" svg:font-family="Whitney, 'Helvetica Neue', Helvetica, Arial, sans-serif"/>
    <style:font-face style:name="inherit" svg:font-family="inherit"/>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Source_20_Text" style:display-name="Source Text" style:family="text">
      <style:text-properties style:font-name="Courier New" style:font-name-asian="MS PGothic"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5H7M23S</meta:editing-duration>
    <meta:editing-cycles>5</meta:editing-cycles>
    <meta:generator>OpenOffice/4.1.1$Win32 OpenOffice.org_project/411m6$Build-9775</meta:generator>
    <dc:date>2019-08-28T18:46:08.13</dc:date>
    <meta:document-statistic meta:table-count="0" meta:image-count="1" meta:object-count="0" meta:page-count="2" meta:paragraph-count="41" meta:word-count="900" meta:character-count="5445"/>
    <meta:user-defined meta:name="Info 1"/>
    <meta:user-defined meta:name="Info 2"/>
    <meta:user-defined meta:name="Info 3"/>
    <meta:user-defined meta:name="Info 4"/>
  </office:meta>
</office:document-meta>
</file>